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Output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Output</text:h>
                    <text:list>
                        <text:list-item>
                            <text:h text:style-name="Heading_20_2" text:outline-level="2">Description</text:h>
                        </text:list-item>
                    </text:list>
                </text:list-item>
            </text:list>

            <text:p text:style-name="Standard">Adds data output to a user action or user widget.</text:p>

            
                <text:list xml:id="list_Output2" text:continue-numbering="true" text:continue-list="list_Out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Output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Output name.</text:p>,
                                            <text:list xml:id="list_Output5" text:continue-numbering="true" text:continue-list="list_Output4" text:style-name="Outline">
                                                <text:list-item>
                                                    <text:list>
                                                        <text:list-item>
                                                            <text:list>
                                                                <text:list-item>
                                                                    <text:h text:style-name="Heading_20_3" text:outline-level="3">
                                                                        Type
                                                                        <text:s text:c="4"/>
                                                                        <text:span text:style-name="T2">String</text:span>
                                                                    </text:h>
                                                                </text:list-item>
                                                            </text:list>
                                                        </text:list-item>
                                                    </text:list>
                                                </text:list-item>
                                            </text:list>
                                            <text:p text:style-name="Standard">Output data type.</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Output6" text:continue-numbering="true" text:continue-list="list_Output5"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Output7" text:continue-numbering="true" text:continue-list="list_Output6"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Output8" text:continue-numbering="true" text:continue-list="list_Output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Output9" text:continue-numbering="true" text:continue-list="list_Output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Output10" text:continue-numbering="true" text:continue-list="list_Out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Output3" text:continue-numbering="true" text:continue-list="list_Output2" text:style-name="Outline">
                    <text:list-item>
                        <text:list>
                            <text:list-item>
                                <text:h text:style-name="Heading_20_2" text:outline-level="2">Inputs</text:h>
                            </text:list-item>
                        </text:list>
                    </text:list-item>
                </text:list>

                
                            <text:list xml:id="list_Output11" text:continue-numbering="true" text:style-name="Outline">
                                <text:list-item>
                                    <text:list>
                                        <text:list-item>
                                            <text:list>
                                                <text:list-item>
                                                    <text:h text:style-name="Heading_20_3" text:outline-level="3">
                                                        seqin
                                                        <text:s text:c="4"/>
                                                        <text:span text:style-name="T2">SEQ | MANDATORY</text:span>
                                                    </text:h>
                                                </text:list-item>
                                            </text:list>
                                        </text:list-item>
                                    </text:list>
                                </text:list-item>
                            </text:list>
                            <text:p text:style-name="Standard">Data is received through this input, which is then forwarded to the caller of the user actio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